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6.693in" style:use-optimal-column-width="false"/>
    </style:style>
    <style:style style:name="Table6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</style:style>
    <style:style style:name="P11" style:parent-style-name="TableContents" style:family="paragraph">
      <style:paragraph-properties fo:text-align="justify"/>
    </style:style>
    <style:style style:name="P12" style:parent-style-name="TableContents" style:family="paragraph">
      <style:paragraph-properties fo:text-align="justify"/>
    </style:style>
    <style:style style:name="P13" style:parent-style-name="TableContents" style:family="paragraph">
      <style:paragraph-properties fo:text-align="justify"/>
    </style:style>
    <style:style style:name="P14" style:parent-style-name="TableContents" style:family="paragraph">
      <style:paragraph-properties fo:text-align="justify"/>
    </style:style>
    <style:style style:name="P15" style:parent-style-name="TableContents" style:family="paragraph">
      <style:paragraph-properties fo:text-align="justify"/>
    </style:style>
    <style:style style:name="P16" style:parent-style-name="TableContents" style:family="paragraph">
      <style:paragraph-properties fo:text-align="justify"/>
    </style:style>
    <style:style style:name="P17" style:parent-style-name="TableContents" style:family="paragraph">
      <style:paragraph-properties fo:text-align="justify"/>
    </style:style>
    <style:style style:name="P18" style:parent-style-name="TableContents" style:family="paragraph">
      <style:paragraph-properties fo:text-align="justify"/>
    </style:style>
    <style:style style:name="P19" style:parent-style-name="TableContents" style:family="paragraph">
      <style:paragraph-properties fo:text-align="justify"/>
    </style:style>
    <style:style style:name="P20" style:parent-style-name="TableContents" style:family="paragraph">
      <style:paragraph-properties fo:text-align="justify"/>
    </style:style>
    <style:style style:name="P21" style:parent-style-name="TableContents" style:family="paragraph">
      <style:paragraph-properties fo:text-align="justify"/>
    </style:style>
    <style:style style:name="P22" style:parent-style-name="TableContents" style:family="paragraph">
      <style:paragraph-properties fo:text-align="justify"/>
    </style:style>
    <style:style style:name="P23" style:parent-style-name="TableContents" style:family="paragraph">
      <style:paragraph-properties fo:text-align="justify"/>
    </style:style>
    <style:style style:name="P24" style:parent-style-name="TableContents" style:family="paragraph">
      <style:paragraph-properties fo:text-align="justify"/>
    </style:style>
    <style:style style:name="P25" style:parent-style-name="TableContents" style:family="paragraph">
      <style:paragraph-properties fo:text-align="justify"/>
    </style:style>
    <style:style style:name="P26" style:parent-style-name="TableContents" style:family="paragraph">
      <style:paragraph-properties fo:text-align="justify"/>
    </style:style>
    <style:style style:name="P27" style:parent-style-name="TableContents" style:family="paragraph">
      <style:paragraph-properties fo:text-align="justify"/>
    </style:style>
    <style:style style:name="P28" style:parent-style-name="TableContents" style:family="paragraph">
      <style:paragraph-properties fo:text-align="justify"/>
    </style:style>
    <style:style style:name="P29" style:parent-style-name="TableContents" style:family="paragraph">
      <style:paragraph-properties fo:text-align="justify"/>
    </style:style>
    <style:style style:name="P30" style:parent-style-name="TableContents" style:family="paragraph">
      <style:paragraph-properties fo:text-align="justify"/>
    </style:style>
    <style:style style:name="P31" style:parent-style-name="TableContents" style:family="paragraph">
      <style:paragraph-properties fo:text-align="justify"/>
    </style:style>
    <style:style style:name="P32" style:parent-style-name="TableContents" style:family="paragraph">
      <style:paragraph-properties fo:text-align="justify"/>
    </style:style>
    <style:style style:name="P33" style:parent-style-name="TableContents" style:family="paragraph">
      <style:paragraph-properties fo:text-align="justify"/>
    </style:style>
    <style:style style:name="P34" style:parent-style-name="TableContents" style:family="paragraph">
      <style:paragraph-properties fo:text-align="justify"/>
    </style:style>
    <style:style style:name="P35" style:parent-style-name="TableContents" style:family="paragraph">
      <style:paragraph-properties fo:text-align="justify"/>
    </style:style>
    <style:style style:name="P36" style:parent-style-name="TableContents" style:family="paragraph">
      <style:paragraph-properties fo:text-align="justify"/>
    </style:style>
    <style:style style:name="P37" style:parent-style-name="TableContents" style:family="paragraph">
      <style:paragraph-properties fo:text-align="justify"/>
    </style:style>
    <style:style style:name="P38" style:parent-style-name="TableContents" style:family="paragraph">
      <style:paragraph-properties fo:text-align="justify"/>
    </style:style>
    <style:style style:name="P39" style:parent-style-name="TableContents" style:family="paragraph">
      <style:paragraph-properties fo:text-align="justify"/>
    </style:style>
    <style:style style:name="P40" style:parent-style-name="TableContents" style:family="paragraph">
      <style:paragraph-properties fo:text-align="justify"/>
    </style:style>
    <style:style style:name="P41" style:parent-style-name="TableContents" style:family="paragraph">
      <style:paragraph-properties fo:text-align="justify"/>
    </style:style>
    <style:style style:name="P42" style:parent-style-name="TableContents" style:family="paragraph">
      <style:paragraph-properties fo:text-align="justify"/>
    </style:style>
    <style:style style:name="P43" style:parent-style-name="TableContents" style:family="paragraph">
      <style:paragraph-properties fo:text-align="justify"/>
    </style:style>
    <style:style style:name="P44" style:parent-style-name="TableContents" style:family="paragraph">
      <style:paragraph-properties fo:text-align="justify"/>
    </style:style>
    <style:style style:name="P45" style:parent-style-name="TableContents" style:family="paragraph">
      <style:paragraph-properties fo:text-align="justify"/>
    </style:style>
    <style:style style:name="P46" style:parent-style-name="TableContents" style:family="paragraph">
      <style:paragraph-properties fo:text-align="justify"/>
    </style:style>
    <style:style style:name="P47" style:parent-style-name="TableContents" style:family="paragraph">
      <style:paragraph-properties fo:text-align="justify"/>
    </style:style>
    <style:style style:name="P48" style:parent-style-name="TableContents" style:family="paragraph">
      <style:paragraph-properties fo:text-align="justify"/>
    </style:style>
    <style:style style:name="P49" style:parent-style-name="TableContents" style:family="paragraph">
      <style:paragraph-properties fo:text-align="justify"/>
    </style:style>
    <style:style style:name="P50" style:parent-style-name="TableContents" style:family="paragraph">
      <style:paragraph-properties fo:text-align="justify"/>
    </style:style>
    <style:style style:name="P51" style:parent-style-name="TableContents" style:family="paragraph">
      <style:paragraph-properties fo:text-align="justify"/>
    </style:style>
    <style:style style:name="P52" style:parent-style-name="TableContents" style:family="paragraph">
      <style:paragraph-properties fo:text-align="justify"/>
    </style:style>
    <style:style style:name="P53" style:parent-style-name="TableContents" style:family="paragraph">
      <style:paragraph-properties fo:text-align="justify"/>
    </style:style>
    <style:style style:name="P54" style:parent-style-name="TableContents" style:family="paragraph">
      <style:paragraph-properties fo:text-align="justify"/>
    </style:style>
    <style:style style:name="P55" style:parent-style-name="TableContents" style:family="paragraph">
      <style:paragraph-properties fo:text-align="justify"/>
    </style:style>
    <style:style style:name="P56" style:parent-style-name="TableContents" style:family="paragraph">
      <style:paragraph-properties fo:text-align="justify"/>
    </style:style>
    <style:style style:name="P57" style:parent-style-name="TableContents" style:family="paragraph">
      <style:paragraph-properties fo:text-align="justify"/>
    </style:style>
    <style:style style:name="P58" style:parent-style-name="TableContents" style:family="paragraph">
      <style:paragraph-properties fo:text-align="justify"/>
    </style:style>
    <style:style style:name="P59" style:parent-style-name="TableContents" style:family="paragraph">
      <style:paragraph-properties fo:text-align="justify"/>
    </style:style>
    <style:style style:name="P60" style:parent-style-name="TableContents" style:family="paragraph">
      <style:paragraph-properties fo:text-align="justify"/>
    </style:style>
    <style:style style:name="P61" style:parent-style-name="TableContents" style:family="paragraph">
      <style:paragraph-properties fo:text-align="justify"/>
    </style:style>
    <style:style style:name="P62" style:parent-style-name="TableContents" style:family="paragraph">
      <style:paragraph-properties fo:text-align="justify"/>
    </style:style>
    <style:style style:name="P63" style:parent-style-name="TableContents" style:family="paragraph">
      <style:paragraph-properties fo:text-align="justify"/>
    </style:style>
    <style:style style:name="P64" style:parent-style-name="TableContents" style:family="paragraph">
      <style:paragraph-properties fo:text-align="justify"/>
    </style:style>
    <style:style style:name="P65" style:parent-style-name="TableContents" style:family="paragraph">
      <style:paragraph-properties fo:text-align="justify"/>
    </style:style>
    <style:style style:name="P66" style:parent-style-name="TableContents" style:family="paragraph">
      <style:paragraph-properties fo:text-align="justify"/>
    </style:style>
    <style:style style:name="P67" style:parent-style-name="TableContents" style:family="paragraph">
      <style:paragraph-properties fo:text-align="justify"/>
    </style:style>
    <style:style style:name="P68" style:parent-style-name="TableContents" style:family="paragraph">
      <style:paragraph-properties fo:text-align="justify"/>
    </style:style>
    <style:style style:name="P69" style:parent-style-name="TableContents" style:family="paragraph">
      <style:paragraph-properties fo:text-align="justify"/>
    </style:style>
    <style:style style:name="P70" style:parent-style-name="TableContents" style:family="paragraph">
      <style:paragraph-properties fo:text-align="justify"/>
    </style:style>
    <style:style style:name="P71" style:parent-style-name="TableContents" style:family="paragraph">
      <style:paragraph-properties fo:text-align="justify"/>
    </style:style>
    <style:style style:name="P72" style:parent-style-name="TableContents" style:family="paragraph">
      <style:paragraph-properties fo:text-align="justify"/>
    </style:style>
    <style:style style:name="P73" style:parent-style-name="TableContents" style:family="paragraph">
      <style:paragraph-properties fo:text-align="justify"/>
    </style:style>
    <style:style style:name="P74" style:parent-style-name="TableContents" style:family="paragraph">
      <style:paragraph-properties fo:text-align="justify"/>
    </style:style>
    <style:style style:name="P75" style:parent-style-name="TableContents" style:family="paragraph">
      <style:paragraph-properties fo:text-align="justify"/>
    </style:style>
    <style:style style:name="P76" style:parent-style-name="TableContents" style:family="paragraph">
      <style:paragraph-properties fo:text-align="justify"/>
    </style:style>
    <style:style style:name="P77" style:parent-style-name="TableContents" style:family="paragraph">
      <style:paragraph-properties fo:text-align="justify"/>
    </style:style>
    <style:style style:name="P78" style:parent-style-name="TableContents" style:family="paragraph">
      <style:paragraph-properties fo:text-align="justify"/>
    </style:style>
    <style:style style:name="P79" style:parent-style-name="TableContents" style:family="paragraph">
      <style:paragraph-properties fo:text-align="justify"/>
    </style:style>
    <style:style style:name="P80" style:parent-style-name="TableContents" style:family="paragraph">
      <style:paragraph-properties fo:text-align="justify"/>
    </style:style>
    <style:style style:name="P81" style:parent-style-name="TableContents" style:family="paragraph">
      <style:paragraph-properties fo:text-align="justify"/>
    </style:style>
    <style:style style:name="P82" style:parent-style-name="TableContents" style:family="paragraph">
      <style:paragraph-properties fo:text-align="justify"/>
    </style:style>
    <style:style style:name="P83" style:parent-style-name="TableContents" style:family="paragraph">
      <style:paragraph-properties fo:text-align="justify"/>
    </style:style>
    <style:style style:name="P84" style:parent-style-name="TableContents" style:family="paragraph">
      <style:paragraph-properties fo:text-align="justify"/>
    </style:style>
    <style:style style:name="P85" style:parent-style-name="TableContents" style:family="paragraph">
      <style:paragraph-properties fo:text-align="justify"/>
    </style:style>
    <style:style style:name="P86" style:parent-style-name="TableContents" style:family="paragraph">
      <style:paragraph-properties fo:text-align="justify"/>
    </style:style>
    <style:style style:name="P87" style:parent-style-name="TableContents" style:family="paragraph">
      <style:paragraph-properties fo:text-align="justify"/>
    </style:style>
    <style:style style:name="P88" style:parent-style-name="TableContents" style:family="paragraph">
      <style:paragraph-properties fo:text-align="justify"/>
    </style:style>
    <style:style style:name="P89" style:parent-style-name="TableContents" style:family="paragraph">
      <style:paragraph-properties fo:text-align="justify"/>
    </style:style>
    <style:style style:name="P90" style:parent-style-name="TableContents" style:family="paragraph">
      <style:paragraph-properties fo:text-align="justify"/>
    </style:style>
    <style:style style:name="P91" style:parent-style-name="TableContents" style:family="paragraph">
      <style:paragraph-properties fo:text-align="justify"/>
    </style:style>
    <style:style style:name="P92" style:parent-style-name="TableContents" style:family="paragraph">
      <style:paragraph-properties fo:text-align="justify"/>
    </style:style>
    <style:style style:name="P93" style:parent-style-name="TableContents" style:family="paragraph">
      <style:paragraph-properties fo:text-align="justify"/>
    </style:style>
    <style:style style:name="P94" style:parent-style-name="TableContents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101" style:parent-style-name="Fuentedepárrafopredeter." style:family="text">
      <style:text-properties style:font-name="Monospace" fo:color="#000000" fo:font-size="10pt" style:font-size-asian="10pt" fo:background-color="#D4D4D4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fo:font-weight="bold" style:font-weight-asian="bold" style:font-weight-complex="bold"/>
    </style:style>
    <style:style style:name="T105" style:parent-style-name="Fuentedepárrafopredeter." style:family="text">
      <style:text-properties style:font-name="Monospace" fo:font-style="italic" style:font-style-asian="italic" style:font-style-complex="italic" fo:color="#000000" fo:font-size="10pt" style:font-size-asian="10pt" fo:background-color="#D4D4D4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style:font-name="Monospace" fo:color="#000000" fo:font-size="10pt" style:font-size-asian="10pt" fo:background-color="#D4D4D4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TableColumn123" style:family="table-column">
      <style:table-column-properties style:column-width="6.6493in" style:use-optimal-column-width="false"/>
    </style:style>
    <style:style style:name="Table122" style:family="table">
      <style:table-properties style:width="6.6493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text-align="justify"/>
    </style:style>
    <style:style style:name="T127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28" style:parent-style-name="Fuentedepárrafopredeter." style:family="text">
      <style:text-properties style:font-name="Monospace" fo:color="#000000" fo:font-size="10pt" style:font-size-asian="10pt"/>
    </style:style>
    <style:style style:name="T12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30" style:parent-style-name="Fuentedepárrafopredeter." style:family="text">
      <style:text-properties style:font-name="Monospace" fo:color="#000000" fo:font-size="10pt" style:font-size-asian="10pt"/>
    </style:style>
    <style:style style:name="T131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32" style:parent-style-name="Fuentedepárrafopredeter." style:family="text">
      <style:text-properties style:font-name="Monospace" fo:color="#000000" fo:font-size="10pt" style:font-size-asian="10pt"/>
    </style:style>
    <style:style style:name="P133" style:parent-style-name="Standard" style:family="paragraph">
      <style:text-properties style:font-name="Monospace" fo:color="#000000" fo:font-size="10pt" style:font-size-asian="10pt"/>
    </style:style>
    <style:style style:name="T134" style:parent-style-name="Fuentedepárrafopredeter." style:family="text">
      <style:text-properties style:font-name="Monospace" fo:color="#000000" fo:font-size="10pt" style:font-size-asian="10pt"/>
    </style:style>
    <style:style style:name="T135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36" style:parent-style-name="Fuentedepárrafopredeter." style:family="text">
      <style:text-properties style:font-name="Monospace" fo:color="#000000" fo:font-size="10pt" style:font-size-asian="10pt"/>
    </style:style>
    <style:style style:name="T137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38" style:parent-style-name="Fuentedepárrafopredeter." style:family="text">
      <style:text-properties style:font-name="Monospace" fo:color="#000000" fo:font-size="10pt" style:font-size-asian="10pt"/>
    </style:style>
    <style:style style:name="T13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40" style:parent-style-name="Fuentedepárrafopredeter." style:family="text">
      <style:text-properties style:font-name="Monospace" fo:color="#000000" fo:font-size="10pt" style:font-size-asian="10pt"/>
    </style:style>
    <style:style style:name="T141" style:parent-style-name="Fuentedepárrafopredeter." style:family="text">
      <style:text-properties style:font-name="Monospace" fo:color="#6A3E3E" fo:font-size="10pt" style:font-size-asian="10pt"/>
    </style:style>
    <style:style style:name="T142" style:parent-style-name="Fuentedepárrafopredeter." style:family="text">
      <style:text-properties style:font-name="Monospace" fo:color="#000000" fo:font-size="10pt" style:font-size-asian="10pt"/>
    </style:style>
    <style:style style:name="T143" style:parent-style-name="Fuentedepárrafopredeter." style:family="text">
      <style:text-properties style:font-name="Monospace" fo:color="#000000" fo:font-size="10pt" style:font-size-asian="10pt"/>
    </style:style>
    <style:style style:name="T144" style:parent-style-name="Fuentedepárrafopredeter." style:family="text">
      <style:text-properties style:font-name="Monospace" fo:color="#3F7F5F" fo:font-size="10pt" style:font-size-asian="10pt"/>
    </style:style>
    <style:style style:name="T145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46" style:parent-style-name="Fuentedepárrafopredeter." style:family="text">
      <style:text-properties style:font-name="Monospace" fo:color="#3F7F5F" fo:font-size="10pt" style:font-size-asian="10pt"/>
    </style:style>
    <style:style style:name="T147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48" style:parent-style-name="Fuentedepárrafopredeter." style:family="text">
      <style:text-properties style:font-name="Monospace" fo:color="#3F7F5F" fo:font-size="10pt" style:font-size-asian="10pt"/>
    </style:style>
    <style:style style:name="T149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0" style:parent-style-name="Fuentedepárrafopredeter." style:family="text">
      <style:text-properties style:font-name="Monospace" fo:color="#3F7F5F" fo:font-size="10pt" style:font-size-asian="10pt"/>
    </style:style>
    <style:style style:name="T151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2" style:parent-style-name="Fuentedepárrafopredeter." style:family="text">
      <style:text-properties style:font-name="Monospace" fo:color="#3F7F5F" fo:font-size="10pt" style:font-size-asian="10pt"/>
    </style:style>
    <style:style style:name="T153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4" style:parent-style-name="Fuentedepárrafopredeter." style:family="text">
      <style:text-properties style:font-name="Monospace" fo:color="#3F7F5F" fo:font-size="10pt" style:font-size-asian="10pt"/>
    </style:style>
    <style:style style:name="T155" style:parent-style-name="Fuentedepárrafopredeter.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56" style:parent-style-name="Fuentedepárrafopredeter." style:family="text">
      <style:text-properties style:font-name="Monospace" fo:color="#3F7F5F" fo:font-size="10pt" style:font-size-asian="10pt"/>
    </style:style>
    <style:style style:name="P157" style:parent-style-name="Standard" style:family="paragraph">
      <style:text-properties style:font-name="Monospace" fo:color="#000000" fo:font-size="10pt" style:font-size-asian="10pt"/>
    </style:style>
    <style:style style:name="T158" style:parent-style-name="Fuentedepárrafopredeter." style:family="text">
      <style:text-properties style:font-name="Monospace" fo:color="#000000" fo:font-size="10pt" style:font-size-asian="10pt"/>
    </style:style>
    <style:style style:name="T159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160" style:parent-style-name="Fuentedepárrafopredeter." style:family="text">
      <style:text-properties style:font-name="Monospace" fo:color="#000000" fo:font-size="10pt" style:font-size-asian="10pt"/>
    </style:style>
    <style:style style:name="P161" style:parent-style-name="Standard" style:family="paragraph">
      <style:text-properties style:font-name="Monospace" fo:color="#000000" fo:font-size="10pt" style:font-size-asian="10pt"/>
    </style:style>
    <style:style style:name="P162" style:parent-style-name="Standard" style:family="paragraph">
      <style:text-properties style:font-name="Monospace" fo:color="#000000" fo:font-size="10pt" style:font-size-asian="10pt"/>
    </style:style>
    <style:style style:name="T163" style:parent-style-name="Fuentedepárrafopredeter." style:family="text">
      <style:text-properties style:font-name="Monospace" fo:color="#000000" fo:font-size="10pt" style:font-size-asian="10pt"/>
    </style:style>
    <style:style style:name="T164" style:parent-style-name="Fuentedepárrafopredeter." style:family="text">
      <style:text-properties style:font-name="Monospace" fo:color="#3F5FBF" fo:font-size="10pt" style:font-size-asian="10pt"/>
    </style:style>
    <style:style style:name="T165" style:parent-style-name="Fuentedepárrafopredeter." style:family="text">
      <style:text-properties style:font-name="Monospace" fo:color="#3F5FBF" fo:font-size="10pt" style:font-size-asian="10pt"/>
    </style:style>
    <style:style style:name="T166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style:font-name="Monospace" fo:color="#3F5FBF" fo:font-size="10pt" style:font-size-asian="10pt"/>
    </style:style>
    <style:style style:name="T168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T169" style:parent-style-name="Fuentedepárrafopredeter." style:family="text">
      <style:text-properties style:font-name="Monospace" fo:color="#3F5FBF" fo:font-size="10pt" style:font-size-asian="10pt"/>
    </style:style>
    <style:style style:name="T170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style:font-name="Monospace" fo:color="#3F5FBF" fo:font-size="10pt" style:font-size-asian="10pt"/>
    </style:style>
    <style:style style:name="T172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style:font-name="Monospace" fo:color="#3F5FBF" fo:font-size="10pt" style:font-size-asian="10pt"/>
    </style:style>
    <style:style style:name="T174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font-name="Monospace" fo:color="#3F5FBF" fo:font-size="10pt" style:font-size-asian="10pt"/>
    </style:style>
    <style:style style:name="T176" style:parent-style-name="Fuentedepárrafopredeter." style:family="text">
      <style:text-properties style:font-name="Monospace" fo:color="#3F5FBF" fo:font-size="10pt" style:font-size-asian="10pt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style:font-name="Monospace" fo:color="#3F5FBF" fo:font-size="10pt" style:font-size-asian="10pt"/>
    </style:style>
    <style:style style:name="T178" style:parent-style-name="Fuentedepárrafopredeter." style:family="text">
      <style:text-properties style:font-name="Monospace" fo:color="#000000" fo:font-size="10pt" style:font-size-asian="10pt"/>
    </style:style>
    <style:style style:name="T17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80" style:parent-style-name="Fuentedepárrafopredeter." style:family="text">
      <style:text-properties style:font-name="Monospace" fo:color="#000000" fo:font-size="10pt" style:font-size-asian="10pt"/>
    </style:style>
    <style:style style:name="T181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82" style:parent-style-name="Fuentedepárrafopredeter." style:family="text">
      <style:text-properties style:font-name="Monospace" fo:color="#000000" fo:font-size="10pt" style:font-size-asian="10pt"/>
    </style:style>
    <style:style style:name="P183" style:parent-style-name="Standard" style:family="paragraph">
      <style:text-properties style:font-name="Monospace" fo:color="#000000" fo:font-size="10pt" style:font-size-asian="10pt"/>
    </style:style>
    <style:style style:name="T184" style:parent-style-name="Fuentedepárrafopredeter." style:family="text">
      <style:text-properties style:font-name="Monospace" fo:color="#000000" fo:font-size="10pt" style:font-size-asian="10pt"/>
    </style:style>
    <style:style style:name="T185" style:parent-style-name="Fuentedepárrafopredeter." style:family="text">
      <style:text-properties style:font-name="Monospace" fo:color="#6A3E3E" fo:font-size="10pt" style:font-size-asian="10pt"/>
    </style:style>
    <style:style style:name="T186" style:parent-style-name="Fuentedepárrafopredeter." style:family="text">
      <style:text-properties style:font-name="Monospace" fo:color="#000000" fo:font-size="10pt" style:font-size-asian="10pt"/>
    </style:style>
    <style:style style:name="T187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88" style:parent-style-name="Fuentedepárrafopredeter." style:family="text">
      <style:text-properties style:font-name="Monospace" fo:color="#000000" fo:font-size="10pt" style:font-size-asian="10pt"/>
    </style:style>
    <style:style style:name="T189" style:parent-style-name="Fuentedepárrafopredeter." style:family="text">
      <style:text-properties style:font-name="Monospace" fo:color="#000000" fo:font-size="10pt" style:font-size-asian="10pt"/>
    </style:style>
    <style:style style:name="T190" style:parent-style-name="Fuentedepárrafopredeter.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191" style:parent-style-name="Fuentedepárrafopredeter." style:family="text">
      <style:text-properties style:font-name="Monospace" fo:color="#000000" fo:font-size="10pt" style:font-size-asian="10pt"/>
    </style:style>
    <style:style style:name="T192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93" style:parent-style-name="Fuentedepárrafopredeter." style:family="text">
      <style:text-properties style:font-name="Monospace" fo:color="#000000" fo:font-size="10pt" style:font-size-asian="10pt"/>
    </style:style>
    <style:style style:name="T194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95" style:parent-style-name="Fuentedepárrafopredeter." style:family="text">
      <style:text-properties style:font-name="Monospace" fo:color="#000000" fo:font-size="10pt" style:font-size-asian="10pt"/>
    </style:style>
    <style:style style:name="P196" style:parent-style-name="Standard" style:family="paragraph">
      <style:text-properties style:font-name="Monospace" fo:color="#000000" fo:font-size="10pt" style:font-size-asian="10pt"/>
    </style:style>
    <style:style style:name="T197" style:parent-style-name="Fuentedepárrafopredeter." style:family="text">
      <style:text-properties style:font-name="Monospace" fo:color="#000000" fo:font-size="10pt" style:font-size-asian="10pt"/>
    </style:style>
    <style:style style:name="T198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99" style:parent-style-name="Fuentedepárrafopredeter." style:family="text">
      <style:text-properties style:font-name="Monospace" fo:color="#000000" fo:font-size="10pt" style:font-size-asian="10pt"/>
    </style:style>
    <style:style style:name="T200" style:parent-style-name="Fuentedepárrafopredeter." style:family="text">
      <style:text-properties style:font-name="Monospace" fo:color="#2A00FF" fo:font-size="10pt" style:font-size-asian="10pt"/>
    </style:style>
    <style:style style:name="T201" style:parent-style-name="Fuentedepárrafopredeter." style:family="text">
      <style:text-properties style:font-name="Monospace" fo:color="#000000" fo:font-size="10pt" style:font-size-asian="10pt"/>
    </style:style>
    <style:style style:name="T202" style:parent-style-name="Fuentedepárrafopredeter." style:family="text">
      <style:text-properties style:font-name="Monospace" fo:color="#000000" fo:font-size="10pt" style:font-size-asian="10pt"/>
    </style:style>
    <style:style style:name="T20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04" style:parent-style-name="Fuentedepárrafopredeter." style:family="text">
      <style:text-properties style:font-name="Monospace" fo:color="#000000" fo:font-size="10pt" style:font-size-asian="10pt"/>
    </style:style>
    <style:style style:name="T205" style:parent-style-name="Fuentedepárrafopredeter." style:family="text">
      <style:text-properties style:font-name="Monospace" fo:color="#6A3E3E" fo:font-size="10pt" style:font-size-asian="10pt"/>
    </style:style>
    <style:style style:name="T206" style:parent-style-name="Fuentedepárrafopredeter." style:family="text">
      <style:text-properties style:font-name="Monospace" fo:color="#000000" fo:font-size="10pt" style:font-size-asian="10pt"/>
    </style:style>
    <style:style style:name="T207" style:parent-style-name="Fuentedepárrafopredeter." style:family="text">
      <style:text-properties style:font-name="Monospace" fo:color="#6A3E3E" fo:font-size="10pt" style:font-size-asian="10pt"/>
    </style:style>
    <style:style style:name="T208" style:parent-style-name="Fuentedepárrafopredeter." style:family="text">
      <style:text-properties style:font-name="Monospace" fo:color="#000000" fo:font-size="10pt" style:font-size-asian="10pt"/>
    </style:style>
    <style:style style:name="P209" style:parent-style-name="Standard" style:family="paragraph">
      <style:text-properties style:font-name="Monospace" fo:color="#000000" fo:font-size="10pt" style:font-size-asian="10pt"/>
    </style:style>
    <style:style style:name="T210" style:parent-style-name="Fuentedepárrafopredeter." style:family="text">
      <style:text-properties style:font-name="Monospace" fo:color="#000000" fo:font-size="10pt" style:font-size-asian="10pt"/>
    </style:style>
    <style:style style:name="T211" style:parent-style-name="Fuentedepárrafopredeter." style:family="text">
      <style:text-properties style:font-name="Monospace" fo:color="#6A3E3E" fo:font-size="10pt" style:font-size-asian="10pt"/>
    </style:style>
    <style:style style:name="T212" style:parent-style-name="Fuentedepárrafopredeter." style:family="text">
      <style:text-properties style:font-name="Monospace" fo:color="#000000" fo:font-size="10pt" style:font-size-asian="10pt"/>
    </style:style>
    <style:style style:name="T21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14" style:parent-style-name="Fuentedepárrafopredeter." style:family="text">
      <style:text-properties style:font-name="Monospace" fo:color="#000000" fo:font-size="10pt" style:font-size-asian="10pt"/>
    </style:style>
    <style:style style:name="T215" style:parent-style-name="Fuentedepárrafopredeter." style:family="text">
      <style:text-properties style:font-name="Monospace" fo:color="#6A3E3E" fo:font-size="10pt" style:font-size-asian="10pt"/>
    </style:style>
    <style:style style:name="T216" style:parent-style-name="Fuentedepárrafopredeter." style:family="text">
      <style:text-properties style:font-name="Monospace" fo:color="#000000" fo:font-size="10pt" style:font-size-asian="10pt"/>
    </style:style>
    <style:style style:name="T217" style:parent-style-name="Fuentedepárrafopredeter." style:family="text">
      <style:text-properties style:font-name="Monospace" fo:color="#000000" fo:font-size="10pt" style:font-size-asian="10pt"/>
    </style:style>
    <style:style style:name="T218" style:parent-style-name="Fuentedepárrafopredeter." style:family="text">
      <style:text-properties style:font-name="Monospace" fo:color="#6A3E3E" fo:font-size="10pt" style:font-size-asian="10pt"/>
    </style:style>
    <style:style style:name="T219" style:parent-style-name="Fuentedepárrafopredeter." style:family="text">
      <style:text-properties style:font-name="Monospace" fo:color="#000000" fo:font-size="10pt" style:font-size-asian="10pt"/>
    </style:style>
    <style:style style:name="T220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21" style:parent-style-name="Fuentedepárrafopredeter." style:family="text">
      <style:text-properties style:font-name="Monospace" fo:color="#000000" fo:font-size="10pt" style:font-size-asian="10pt"/>
    </style:style>
    <style:style style:name="T222" style:parent-style-name="Fuentedepárrafopredeter." style:family="text">
      <style:text-properties style:font-name="Monospace" fo:color="#6A3E3E" fo:font-size="10pt" style:font-size-asian="10pt"/>
    </style:style>
    <style:style style:name="T223" style:parent-style-name="Fuentedepárrafopredeter." style:family="text">
      <style:text-properties style:font-name="Monospace" fo:color="#000000" fo:font-size="10pt" style:font-size-asian="10pt"/>
    </style:style>
    <style:style style:name="T224" style:parent-style-name="Fuentedepárrafopredeter." style:family="text">
      <style:text-properties style:font-name="Monospace" fo:color="#000000" fo:font-size="10pt" style:font-size-asian="10pt"/>
    </style:style>
    <style:style style:name="T225" style:parent-style-name="Fuentedepárrafopredeter." style:family="text">
      <style:text-properties style:font-name="Monospace" fo:color="#6A3E3E" fo:font-size="10pt" style:font-size-asian="10pt"/>
    </style:style>
    <style:style style:name="T226" style:parent-style-name="Fuentedepárrafopredeter." style:family="text">
      <style:text-properties style:font-name="Monospace" fo:color="#000000" fo:font-size="10pt" style:font-size-asian="10pt"/>
    </style:style>
    <style:style style:name="T227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28" style:parent-style-name="Fuentedepárrafopredeter." style:family="text">
      <style:text-properties style:font-name="Monospace" fo:color="#000000" fo:font-size="10pt" style:font-size-asian="10pt"/>
    </style:style>
    <style:style style:name="T229" style:parent-style-name="Fuentedepárrafopredeter." style:family="text">
      <style:text-properties style:font-name="Monospace" fo:color="#6A3E3E" fo:font-size="10pt" style:font-size-asian="10pt"/>
    </style:style>
    <style:style style:name="T230" style:parent-style-name="Fuentedepárrafopredeter." style:family="text">
      <style:text-properties style:font-name="Monospace" fo:color="#000000" fo:font-size="10pt" style:font-size-asian="10pt"/>
    </style:style>
    <style:style style:name="P231" style:parent-style-name="Standard" style:family="paragraph">
      <style:text-properties style:font-name="Monospace" fo:color="#000000" fo:font-size="10pt" style:font-size-asian="10pt"/>
    </style:style>
    <style:style style:name="T232" style:parent-style-name="Fuentedepárrafopredeter." style:family="text">
      <style:text-properties style:font-name="Monospace" fo:color="#000000" fo:font-size="10pt" style:font-size-asian="10pt"/>
    </style:style>
    <style:style style:name="T233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34" style:parent-style-name="Fuentedepárrafopredeter." style:family="text">
      <style:text-properties style:font-name="Monospace" fo:color="#000000" fo:font-size="10pt" style:font-size-asian="10pt"/>
    </style:style>
    <style:style style:name="T235" style:parent-style-name="Fuentedepárrafopredeter." style:family="text">
      <style:text-properties style:font-name="Monospace" fo:color="#2A00FF" fo:font-size="10pt" style:font-size-asian="10pt"/>
    </style:style>
    <style:style style:name="T236" style:parent-style-name="Fuentedepárrafopredeter." style:family="text">
      <style:text-properties style:font-name="Monospace" fo:color="#000000" fo:font-size="10pt" style:font-size-asian="10pt"/>
    </style:style>
    <style:style style:name="T237" style:parent-style-name="Fuentedepárrafopredeter." style:family="text">
      <style:text-properties style:font-name="Monospace" fo:color="#000000" fo:font-size="10pt" style:font-size-asian="10pt"/>
    </style:style>
    <style:style style:name="T238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39" style:parent-style-name="Fuentedepárrafopredeter." style:family="text">
      <style:text-properties style:font-name="Monospace" fo:color="#000000" fo:font-size="10pt" style:font-size-asian="10pt"/>
    </style:style>
    <style:style style:name="T240" style:parent-style-name="Fuentedepárrafopredeter." style:family="text">
      <style:text-properties style:font-name="Monospace" fo:color="#6A3E3E" fo:font-size="10pt" style:font-size-asian="10pt"/>
    </style:style>
    <style:style style:name="T241" style:parent-style-name="Fuentedepárrafopredeter." style:family="text">
      <style:text-properties style:font-name="Monospace" fo:color="#000000" fo:font-size="10pt" style:font-size-asian="10pt"/>
    </style:style>
    <style:style style:name="T242" style:parent-style-name="Fuentedepárrafopredeter." style:family="text">
      <style:text-properties style:font-name="Monospace" fo:color="#6A3E3E" fo:font-size="10pt" style:font-size-asian="10pt"/>
    </style:style>
    <style:style style:name="T243" style:parent-style-name="Fuentedepárrafopredeter." style:family="text">
      <style:text-properties style:font-name="Monospace" fo:color="#000000" fo:font-size="10pt" style:font-size-asian="10pt"/>
    </style:style>
    <style:style style:name="P244" style:parent-style-name="Standard" style:family="paragraph">
      <style:text-properties style:font-name="Monospace" fo:color="#000000" fo:font-size="10pt" style:font-size-asian="10pt"/>
    </style:style>
    <style:style style:name="T245" style:parent-style-name="Fuentedepárrafopredeter." style:family="text">
      <style:text-properties style:font-name="Monospace" fo:color="#000000" fo:font-size="10pt" style:font-size-asian="10pt"/>
    </style:style>
    <style:style style:name="T246" style:parent-style-name="Fuentedepárrafopredeter.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47" style:parent-style-name="Fuentedepárrafopredeter." style:family="text">
      <style:text-properties style:font-name="Monospace" fo:color="#000000" fo:font-size="10pt" style:font-size-asian="10pt"/>
    </style:style>
    <style:style style:name="T248" style:parent-style-name="Fuentedepárrafopredeter." style:family="text">
      <style:text-properties style:font-name="Monospace" fo:color="#2A00FF" fo:font-size="10pt" style:font-size-asian="10pt"/>
    </style:style>
    <style:style style:name="T249" style:parent-style-name="Fuentedepárrafopredeter." style:family="text">
      <style:text-properties style:font-name="Monospace" fo:color="#000000" fo:font-size="10pt" style:font-size-asian="10pt"/>
    </style:style>
    <style:style style:name="T250" style:parent-style-name="Fuentedepárrafopredeter." style:family="text">
      <style:text-properties style:font-name="Monospace" fo:color="#6A3E3E" fo:font-size="10pt" style:font-size-asian="10pt"/>
    </style:style>
    <style:style style:name="T251" style:parent-style-name="Fuentedepárrafopredeter." style:family="text">
      <style:text-properties style:font-name="Monospace" fo:color="#000000" fo:font-size="10pt" style:font-size-asian="10pt"/>
    </style:style>
    <style:style style:name="T252" style:parent-style-name="Fuentedepárrafopredeter." style:family="text">
      <style:text-properties style:font-name="Monospace" fo:color="#000000" fo:font-size="10pt" style:font-size-asian="10pt"/>
    </style:style>
    <style:style style:name="T253" style:parent-style-name="Fuentedepárrafopredeter." style:family="text">
      <style:text-properties style:font-name="Monospace" fo:color="#2A00FF" fo:font-size="10pt" style:font-size-asian="10pt"/>
    </style:style>
    <style:style style:name="T254" style:parent-style-name="Fuentedepárrafopredeter." style:family="text">
      <style:text-properties style:font-name="Monospace" fo:color="#000000" fo:font-size="10pt" style:font-size-asian="10pt"/>
    </style:style>
    <style:style style:name="T255" style:parent-style-name="Fuentedepárrafopredeter." style:family="text">
      <style:text-properties style:font-name="Monospace" fo:color="#6A3E3E" fo:font-size="10pt" style:font-size-asian="10pt"/>
    </style:style>
    <style:style style:name="T256" style:parent-style-name="Fuentedepárrafopredeter." style:family="text">
      <style:text-properties style:font-name="Monospace" fo:color="#000000" fo:font-size="10pt" style:font-size-asian="10pt"/>
    </style:style>
    <style:style style:name="T257" style:parent-style-name="Fuentedepárrafopredeter." style:family="text">
      <style:text-properties style:font-name="Monospace" fo:color="#6A3E3E" fo:font-size="10pt" style:font-size-asian="10pt"/>
    </style:style>
    <style:style style:name="T258" style:parent-style-name="Fuentedepárrafopredeter." style:family="text">
      <style:text-properties style:font-name="Monospace" fo:color="#000000" fo:font-size="10pt" style:font-size-asian="10pt"/>
    </style:style>
    <style:style style:name="P259" style:parent-style-name="Standard" style:family="paragraph">
      <style:text-properties style:font-name="Monospace" fo:color="#000000" fo:font-size="10pt" style:font-size-asian="10pt"/>
    </style:style>
    <style:style style:name="P260" style:parent-style-name="Standard" style:family="paragraph">
      <style:text-properties style:font-name="Monospace" fo:color="#000000" fo:font-size="10pt" style:font-size-asian="10pt"/>
    </style:style>
    <style:style style:name="P261" style:parent-style-name="Standard" style:family="paragraph">
      <style:text-properties style:font-name="Monospace" fo:color="#000000" fo:font-size="10pt" style:font-size-asian="10pt"/>
    </style:style>
    <style:style style:name="P262" style:parent-style-name="Standard" style:family="paragraph">
      <style:text-properties style:font-name="Monospace" fo:font-size="10pt" style:font-size-asian="10pt"/>
    </style:style>
    <style:style style:name="T26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64" style:parent-style-name="Fuentedepárrafopredeter." style:family="text">
      <style:text-properties style:font-name="Monospace" fo:color="#000000" fo:font-size="10pt" style:font-size-asian="10pt"/>
    </style:style>
    <style:style style:name="T265" style:parent-style-name="Fuentedepárrafopredeter." style:family="text">
      <style:text-properties style:font-name="Monospace" fo:color="#000000" fo:font-size="10pt" style:font-size-asian="10pt"/>
    </style:style>
    <style:style style:name="T266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67" style:parent-style-name="Fuentedepárrafopredeter." style:family="text">
      <style:text-properties style:font-name="Monospace" fo:color="#000000" fo:font-size="10pt" style:font-size-asian="10pt"/>
    </style:style>
    <style:style style:name="T268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69" style:parent-style-name="Fuentedepárrafopredeter." style:family="text">
      <style:text-properties style:font-name="Monospace" fo:color="#000000" fo:font-size="10pt" style:font-size-asian="10pt"/>
    </style:style>
    <style:style style:name="T270" style:parent-style-name="Fuentedepárrafopredeter." style:family="text">
      <style:text-properties style:font-name="Monospace" fo:color="#0000C0" fo:font-size="10pt" style:font-size-asian="10pt"/>
    </style:style>
    <style:style style:name="T271" style:parent-style-name="Fuentedepárrafopredeter." style:family="text">
      <style:text-properties style:font-name="Monospace" fo:color="#000000" fo:font-size="10pt" style:font-size-asian="10pt"/>
    </style:style>
    <style:style style:name="P272" style:parent-style-name="Standard" style:family="paragraph">
      <style:text-properties style:font-name="Monospace" fo:color="#000000" fo:font-size="10pt" style:font-size-asian="10pt"/>
    </style:style>
    <style:style style:name="T273" style:parent-style-name="Fuentedepárrafopredeter." style:family="text">
      <style:text-properties style:font-name="Monospace" fo:color="#000000" fo:font-size="10pt" style:font-size-asian="10pt"/>
    </style:style>
    <style:style style:name="T274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75" style:parent-style-name="Fuentedepárrafopredeter." style:family="text">
      <style:text-properties style:font-name="Monospace" fo:color="#000000" fo:font-size="10pt" style:font-size-asian="10pt"/>
    </style:style>
    <style:style style:name="T276" style:parent-style-name="Fuentedepárrafopredeter." style:family="text">
      <style:text-properties style:font-name="Monospace" fo:color="#6A3E3E" fo:font-size="10pt" style:font-size-asian="10pt"/>
    </style:style>
    <style:style style:name="T277" style:parent-style-name="Fuentedepárrafopredeter." style:family="text">
      <style:text-properties style:font-name="Monospace" fo:color="#000000" fo:font-size="10pt" style:font-size-asian="10pt"/>
    </style:style>
    <style:style style:name="T278" style:parent-style-name="Fuentedepárrafopredeter." style:family="text">
      <style:text-properties style:font-name="Monospace" fo:color="#000000" fo:font-size="10pt" style:font-size-asian="10pt"/>
    </style:style>
    <style:style style:name="T279" style:parent-style-name="Fuentedepárrafopredeter." style:family="text">
      <style:text-properties style:font-name="Monospace" fo:color="#000000" fo:font-size="10pt" style:font-size-asian="10pt"/>
    </style:style>
    <style:style style:name="T280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81" style:parent-style-name="Fuentedepárrafopredeter." style:family="text">
      <style:text-properties style:font-name="Monospace" fo:color="#000000" fo:font-size="10pt" style:font-size-asian="10pt"/>
    </style:style>
    <style:style style:name="T282" style:parent-style-name="Fuentedepárrafopredeter." style:family="text">
      <style:text-properties style:font-name="Monospace" fo:color="#6A3E3E" fo:font-size="10pt" style:font-size-asian="10pt"/>
    </style:style>
    <style:style style:name="T283" style:parent-style-name="Fuentedepárrafopredeter." style:family="text">
      <style:text-properties style:font-name="Monospace" fo:color="#000000" fo:font-size="10pt" style:font-size-asian="10pt"/>
    </style:style>
    <style:style style:name="T284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85" style:parent-style-name="Fuentedepárrafopredeter." style:family="text">
      <style:text-properties style:font-name="Monospace" fo:color="#000000" fo:font-size="10pt" style:font-size-asian="10pt"/>
    </style:style>
    <style:style style:name="T286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87" style:parent-style-name="Fuentedepárrafopredeter." style:family="text">
      <style:text-properties style:font-name="Monospace" fo:color="#000000" fo:font-size="10pt" style:font-size-asian="10pt"/>
    </style:style>
    <style:style style:name="T288" style:parent-style-name="Fuentedepárrafopredeter." style:family="text">
      <style:text-properties style:font-name="Monospace" fo:color="#000000" fo:font-size="10pt" style:font-size-asian="10pt"/>
    </style:style>
    <style:style style:name="T28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90" style:parent-style-name="Fuentedepárrafopredeter." style:family="text">
      <style:text-properties style:font-name="Monospace" fo:color="#000000" fo:font-size="10pt" style:font-size-asian="10pt"/>
    </style:style>
    <style:style style:name="T291" style:parent-style-name="Fuentedepárrafopredeter." style:family="text">
      <style:text-properties style:font-name="Monospace" fo:color="#0000C0" fo:font-size="10pt" style:font-size-asian="10pt"/>
    </style:style>
    <style:style style:name="T292" style:parent-style-name="Fuentedepárrafopredeter." style:family="text">
      <style:text-properties style:font-name="Monospace" fo:color="#000000" fo:font-size="10pt" style:font-size-asian="10pt"/>
    </style:style>
    <style:style style:name="T293" style:parent-style-name="Fuentedepárrafopredeter." style:family="text">
      <style:text-properties style:font-name="Monospace" fo:color="#6A3E3E" fo:font-size="10pt" style:font-size-asian="10pt"/>
    </style:style>
    <style:style style:name="T294" style:parent-style-name="Fuentedepárrafopredeter." style:family="text">
      <style:text-properties style:font-name="Monospace" fo:color="#000000" fo:font-size="10pt" style:font-size-asian="10pt"/>
    </style:style>
    <style:style style:name="P295" style:parent-style-name="Standard" style:family="paragraph">
      <style:text-properties style:font-name="Monospace" fo:color="#000000" fo:font-size="10pt" style:font-size-asian="10pt"/>
    </style:style>
    <style:style style:name="P296" style:parent-style-name="Standard" style:family="paragraph">
      <style:text-properties style:font-name="Monospace" fo:color="#000000" fo:font-size="10pt" style:font-size-asian="10pt"/>
    </style:style>
    <style:style style:name="T297" style:parent-style-name="Fuentedepárrafopredeter." style:family="text">
      <style:text-properties style:font-name="Monospace" fo:color="#000000" fo:font-size="10pt" style:font-size-asian="10pt"/>
    </style:style>
    <style:style style:name="T298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299" style:parent-style-name="Fuentedepárrafopredeter." style:family="text">
      <style:text-properties style:font-name="Monospace" fo:color="#000000" fo:font-size="10pt" style:font-size-asian="10pt"/>
    </style:style>
    <style:style style:name="T300" style:parent-style-name="Fuentedepárrafopredeter." style:family="text">
      <style:text-properties style:font-name="Monospace" fo:color="#000000" fo:font-size="10pt" style:font-size-asian="10pt"/>
    </style:style>
    <style:style style:name="T301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302" style:parent-style-name="Fuentedepárrafopredeter." style:family="text">
      <style:text-properties style:font-name="Monospace" fo:color="#000000" fo:font-size="10pt" style:font-size-asian="10pt"/>
    </style:style>
    <style:style style:name="T303" style:parent-style-name="Fuentedepárrafopredeter." style:family="text">
      <style:text-properties style:font-name="Monospace" fo:color="#0000C0" fo:font-size="10pt" style:font-size-asian="10pt"/>
    </style:style>
    <style:style style:name="T304" style:parent-style-name="Fuentedepárrafopredeter." style:family="text">
      <style:text-properties style:font-name="Monospace" fo:color="#000000" fo:font-size="10pt" style:font-size-asian="10pt"/>
    </style:style>
    <style:style style:name="P305" style:parent-style-name="Standard" style:family="paragraph">
      <style:text-properties style:font-name="Monospace" fo:color="#000000" fo:font-size="10pt" style:font-size-asian="10pt"/>
    </style:style>
    <style:style style:name="P306" style:parent-style-name="Standard" style:family="paragraph">
      <style:text-properties style:font-name="Monospace" fo:color="#000000" fo:font-size="10pt" style:font-size-asian="10pt"/>
    </style:style>
    <style:style style:name="P307" style:parent-style-name="Standard" style:family="paragraph">
      <style:text-properties style:font-name="Monospace" fo:color="#000000" fo:font-size="10pt" style:font-size-asian="10pt"/>
    </style:style>
    <style:style style:name="P308" style:parent-style-name="Standard" style:family="paragraph">
      <style:text-properties style:font-name="Monospace" fo:font-size="10pt" style:font-size-asian="10pt"/>
    </style:style>
    <style:style style:name="T30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310" style:parent-style-name="Fuentedepárrafopredeter." style:family="text">
      <style:text-properties style:font-name="Monospace" fo:color="#000000" fo:font-size="10pt" style:font-size-asian="10pt"/>
    </style:style>
    <style:style style:name="T3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2" style:parent-style-name="Fuentedepárrafopredeter." style:family="text">
      <style:text-properties style:font-name="Monospace" fo:color="#000000" fo:font-size="10pt" style:font-size-asian="10pt"/>
    </style:style>
    <style:style style:name="T31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314" style:parent-style-name="Fuentedepárrafopredeter." style:family="text">
      <style:text-properties style:font-name="Monospace" fo:color="#000000" fo:font-size="10pt" style:font-size-asian="10pt"/>
    </style:style>
    <style:style style:name="P315" style:parent-style-name="Standard" style:family="paragraph">
      <style:text-properties style:font-name="Monospace" fo:color="#000000" fo:font-size="10pt" style:font-size-asian="10pt"/>
    </style:style>
    <style:style style:name="P316" style:parent-style-name="Standard" style:family="paragraph">
      <style:text-properties style:font-name="Monospace" fo:color="#000000" fo:font-size="10pt" style:font-size-asian="10pt"/>
    </style:style>
    <style:style style:name="T317" style:parent-style-name="Fuentedepárrafopredeter." style:family="text">
      <style:text-properties style:font-name="Monospace" fo:color="#000000" fo:font-size="10pt" style:font-size-asian="10pt"/>
    </style:style>
    <style:style style:name="T318" style:parent-style-name="Fuentedepárrafopredeter." style:family="text">
      <style:text-properties style:font-name="Monospace" fo:color="#000000" fo:font-size="10pt" style:font-size-asian="10pt"/>
    </style:style>
    <style:style style:name="T319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320" style:parent-style-name="Fuentedepárrafopredeter." style:family="text">
      <style:text-properties style:font-name="Monospace" fo:color="#000000" fo:font-size="10pt" style:font-size-asian="10pt"/>
    </style:style>
    <style:style style:name="T321" style:parent-style-name="Fuentedepárrafopredeter." style:family="text">
      <style:text-properties style:font-name="Monospace" fo:color="#2A00FF" fo:font-size="10pt" style:font-size-asian="10pt"/>
    </style:style>
    <style:style style:name="T322" style:parent-style-name="Fuentedepárrafopredeter." style:family="text">
      <style:text-properties style:font-name="Monospace" fo:color="#000000" fo:font-size="10pt" style:font-size-asian="10pt"/>
    </style:style>
    <style:style style:name="P323" style:parent-style-name="Standard" style:family="paragraph">
      <style:text-properties style:font-name="Monospace" fo:color="#000000" fo:font-size="10pt" style:font-size-asian="10pt"/>
    </style:style>
    <style:style style:name="P324" style:parent-style-name="Standard" style:family="paragraph">
      <style:text-properties style:font-name="Monospace" fo:color="#000000" fo:font-size="10pt" style:font-size-asian="10pt"/>
    </style:style>
    <style:style style:name="P325" style:parent-style-name="Standard" style:family="paragraph">
      <style:paragraph-properties fo:text-align="justify"/>
      <style:text-properties style:font-name="Monospace" fo:color="#000000" fo:font-size="10pt" style:font-size-asian="10pt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P329" style:parent-style-name="Standard" style:family="paragraph">
      <style:paragraph-properties fo:text-align="justify"/>
    </style:style>
  </office:automatic-styles>
  <office:body>
    <office:text text:use-soft-page-breaks="true">
      <text:p text:style-name="P1">Ejercicios sobres Excepciones</text:p>
      <text:p text:style-name="P2"/>
      <text:p text:style-name="P3">Crear el proyecto EjerExcepciones y realizar los siguentes ejercicios:</text:p>
      <text:p text:style-name="Standard"/>
      <text:p text:style-name="P4"><text:span text:style-name="T5">1.</text:span><text:s/>Completar el programa que implementa una calculadora que pida a usuario dos números y una operación : +,-,*, / el programa debe tratar los errores de ejecución debidos a la lectura de datos erróneos o a la división por cero. Partir de siguiente programa base: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P11">/**</text:p>
            <text:p text:style-name="P12">* <text:s/>Versión básica de una calculadora</text:p>
            <text:p text:style-name="P13"><text:s/>*</text:p>
            <text:p text:style-name="P14"><text:s/>* @author (your name)</text:p>
            <text:p text:style-name="P15"><text:s/>* @version (a version number or a date)</text:p>
            <text:p text:style-name="P16"><text:s/>*/</text:p>
            <text:p text:style-name="P17">import java.util.Scanner;</text:p>
            <text:p text:style-name="P18"/>
            <text:p text:style-name="P19"/>
            <text:p text:style-name="P20">public class Calculadora0 {</text:p>
            <text:p text:style-name="P21"><text:tab/>// instance variables - replace the example below with your own</text:p>
            <text:p text:style-name="P22"><text:tab/>public static void main(String argv[]) {</text:p>
            <text:p text:style-name="P23"/>
            <text:p text:style-name="P24"><text:tab/><text:tab/>int num1;</text:p>
            <text:p text:style-name="P25"><text:tab/><text:tab/>int num2;</text:p>
            <text:p text:style-name="P26"><text:tab/><text:tab/>int resu = 0;</text:p>
            <text:p text:style-name="P27"><text:tab/><text:tab/>char operador, continuar;</text:p>
            <text:p text:style-name="P28"><text:tab/><text:tab/>boolean error = false;</text:p>
            <text:p text:style-name="P29"><text:tab/><text:tab/>Scanner sc = new Scanner(System.in);</text:p>
            <text:p text:style-name="P30"/>
            <text:p text:style-name="P31"><text:tab/><text:tab/>do {</text:p>
            <text:p text:style-name="P32"><text:tab/><text:tab/><text:tab/>error = false;</text:p>
            <text:p text:style-name="P33"><text:tab/><text:tab/><text:tab/>System.out.print("1º Valor:");</text:p>
            <text:p text:style-name="P34"><text:tab/><text:tab/><text:tab/>num1 = leerNúmero(sc);</text:p>
            <text:p text:style-name="P35"><text:tab/><text:tab/><text:tab/>System.out.print("2º Valor:");</text:p>
            <text:p text:style-name="P36"><text:tab/><text:tab/><text:tab/>num2 = leerNúmero(sc);</text:p>
            <text:p text:style-name="P37"><text:tab/><text:tab/><text:tab/>System.out.print("Introduce el operador [+-*/]:");</text:p>
            <text:p text:style-name="P38"><text:tab/><text:tab/><text:tab/>operador = leerOperador(sc);</text:p>
            <text:p text:style-name="P39"/>
            <text:p text:style-name="P40"><text:tab/><text:tab/><text:tab/>// Trata la excepción de división por 0, en eso caso error se pondra a true</text:p>
            <text:p text:style-name="P41"><text:s text:c="36"/>// Completar.</text:p>
            <text:p text:style-name="P42"><text:tab/><text:tab/><text:tab/>resu = operar(operador, num1, num2);</text:p>
            <text:p text:style-name="P43"/>
            <text:p text:style-name="P44"><text:tab/><text:tab/><text:tab/>if (!error)</text:p>
            <text:p text:style-name="P45"><text:tab/><text:tab/><text:tab/><text:tab/>System.out.println("Resultado = " + resu);</text:p>
            <text:p text:style-name="P46"/>
            <text:p text:style-name="P47"><text:tab/><text:tab/><text:tab/>System.out.print(" ¿Desea continuar? (S/N):");</text:p>
            <text:p text:style-name="P48"><text:tab/><text:tab/><text:tab/>continuar = sc.next().charAt(0);</text:p>
            <text:p text:style-name="P49"/>
            <text:p text:style-name="P50"><text:tab/><text:tab/>} while (continuar == 's' || continuar == 'S');</text:p>
            <text:p text:style-name="P51"/>
            <text:p text:style-name="P52"><text:tab/><text:tab/>System.out.println("- Fin del programa -");</text:p>
            <text:p text:style-name="P53"><text:tab/>}</text:p>
            <text:p text:style-name="P54"/>
            <text:p text:style-name="P55"><text:tab/>/**</text:p>
            <text:p text:style-name="P56"><text:tab/><text:s/>* Lee número entero, si el valor es erróneo lo solita de nuevo hasta que sea</text:p>
            <text:p text:style-name="P57"><text:tab/><text:s/>* correcto</text:p>
            <text:p text:style-name="P58"><text:tab/><text:s/>*</text:p>
            <text:p text:style-name="P59"><text:tab/><text:s/>* @param sc - Scaner desde donde se leer el valor.</text:p>
            <text:p text:style-name="P60"><text:tab/><text:s/>* @return número entero leido.</text:p>
            <text:p text:style-name="P61"><text:tab/><text:s/>*/</text:p>
            <text:p text:style-name="P62"><text:tab/>static int leerNúmero(Scanner sc) {</text:p>
            <text:p text:style-name="P63"><text:tab/><text:tab/>int numero = 0;</text:p>
            <text:p text:style-name="P64"><text:s text:c="23"/>// Completar</text:p>
            <text:p text:style-name="P65"><text:tab/><text:tab/>return numero;</text:p>
            <text:p text:style-name="P66"><text:tab/>}</text:p>
            <text:p text:style-name="P67"/>
            <text:p text:style-name="P68"><text:tab/>/**</text:p>
            <text:p text:style-name="P69"><text:tab/><text:s/>* Leer un caracter hasta que sea +,-,* o /</text:p>
            <text:p text:style-name="P70"><text:tab/><text:s/>*</text:p>
            <text:p text:style-name="P71"><text:tab/><text:s/>* @param sc Scanner desde donde se lee.</text:p>
            <text:p text:style-name="P72"><text:tab/><text:s/>* @return caracter leído</text:p>
            <text:p text:style-name="P73"><text:tab/><text:s/>*/</text:p>
            <text:p text:style-name="P74"><text:tab/>static char leerOperador(Scanner sc) {</text:p>
            <text:p text:style-name="P75"><text:tab/><text:tab/>char letra = '+';</text:p>
            <text:p text:style-name="P76"><text:s text:c="25"/>// Completar</text:p>
            <text:p text:style-name="P77"><text:tab/><text:tab/>return letra;</text:p>
            <text:p text:style-name="P78"><text:tab/>}</text:p>
            <text:p text:style-name="P79"/>
            <text:p text:style-name="P80"><text:tab/>/**</text:p>
            <text:p text:style-name="P81"><text:tab/><text:s/>* Realiza la operación segun el caracter indicado</text:p>
            <text:p text:style-name="P82"><text:tab/><text:s/>*</text:p>
            <text:p text:style-name="P83"><text:tab/><text:s/>* @param letra operador +,-,*,/</text:p>
            <text:p text:style-name="P84"><text:tab/><text:s/>* @param num1 <text:s/>primer número</text:p>
            <text:p text:style-name="P85"><text:tab/><text:s/>* @param num2 <text:s/>segundo número</text:p>
            <text:p text:style-name="P86"><text:tab/><text:s/>* @return resultado de la operación</text:p>
            <text:p text:style-name="P87"><text:tab/><text:s/>*/</text:p>
            <text:p text:style-name="P88"><text:tab/>static int operar(char letra, int num1, int num2) {</text:p>
            <text:p text:style-name="P89"/>
            <text:p text:style-name="P90"><text:tab/><text:tab/>int resu = 0;</text:p>
            <text:p text:style-name="P91"><text:s text:c="24"/>// Completar</text:p>
            <text:p text:style-name="P92"><text:tab/><text:tab/>return resu;</text:p>
            <text:p text:style-name="P93"><text:tab/>}</text:p>
            <text:p text:style-name="P94">}</text:p>
          </table:table-cell>
        </table:table-row>
      </table:table>
      <text:p text:style-name="P95"/>
      <text:p text:style-name="P96"/>
      <text:p text:style-name="P97"/>
      <text:p text:style-name="P98"/>
      <text:p text:style-name="P99"><text:span text:style-name="T100">2.</text:span>Suponer en una versión más completa donde calculadora tiene un display con solo 5 dígitos por lo que ni <text:s/>el resultado ni los valores introducidos pueden ser mayores 99999 o menores de -99999. En este caso se generará la <text:s/>excepción<text:s/><text:span text:style-name="T101">DesbordamientoException</text:span><text:s/>definda por programador que indique desbordamiento.</text:p>
      <text:p text:style-name="P102"/>
      <text:soft-page-break/>
      <text:p text:style-name="P103"><text:span text:style-name="T104">3.</text:span><text:s/>Realizar un programa que genere sin parar números aleatorios entre 1 y 10, y que lance una excepción del programador denominada<text:s/><text:span text:style-name="T105">DevilException</text:span><text:s/>cuando ha aparecido tres veces sucesivas el número 6.</text:p>
      <text:p text:style-name="P106"/>
      <text:p text:style-name="P107"><text:span text:style-name="T108">4.</text:span>Crear la clase<text:s/><text:span text:style-name="T109">NumerosPescaderia</text:span><text:s/>que permita controlar un contador de números de clientes esperando por atender en la pescaderia. En el constructor se debe indicar un número máximo de clientes a atender. Dispondrá con dos métodos: cogerNumero() <text:s/>y dejarNumero(). El método cogerNumero() <text:s/>da “la vez” o el turno a nuevo cliente o eleva una excepción en caso de haber alcanzado el límite máximo. En este caso generará una excepción de la clase<text:s/><text:span text:style-name="T110">EstoySaturaoExcepción</text:span>.</text:p>
      <text:p text:style-name="P111">El método dejarNumero() decrementará el contador de clientes y que representa cuando un cliente ha sido atendido.</text:p>
      <text:p text:style-name="P112"><text:s/>Realizar un clase con un método main que pruebe la clase diseñada y que trate la excepción.</text:p>
      <text:p text:style-name="P113"/>
      <text:p text:style-name="P114"/>
      <text:p text:style-name="P115"><text:span text:style-name="T116">5.</text:span><text:s/>Completar el siguiente programa para que no termine de forma abrupta debido al tratamiento de excepciones de omisión de java. Para ello habrá que tratar en el método<text:s/><text:span text:style-name="T117">main</text:span><text:s/>de forma independiente cada posible excepciones que pueda generar<text:s/><text:span text:style-name="T118">metodoQueFalla</text:span><text:s/>debido a una entrada de datos incorrecta por el usuario. El programa incluye dos clases auxiliares Cosa y ExceptionCero</text:p>
      <text:p text:style-name="P119"/>
      <text:p text:style-name="P120">Valo</text:p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<text:span text:style-name="T127">import</text:span><text:span text:style-name="T128"><text:s/>java.util.Scanner;</text:span></text:p>
            <text:p text:style-name="Standard"><text:span text:style-name="T129">public</text:span><text:span text:style-name="T130"><text:s/></text:span><text:span text:style-name="T131">class</text:span><text:span text:style-name="T132"><text:s/>ProgramaFail</text:span></text:p>
            <text:p text:style-name="P133">{</text:p>
            <text:p text:style-name="Standard"><text:span text:style-name="T134"><text:s text:c="4"/></text:span><text:span text:style-name="T135">public</text:span><text:span text:style-name="T136"><text:s/></text:span><text:span text:style-name="T137">static</text:span><text:span text:style-name="T138"><text:s/></text:span><text:span text:style-name="T139">void</text:span><text:span text:style-name="T140"><text:s/>main ( String<text:s/></text:span><text:span text:style-name="T141">argv</text:span><text:span text:style-name="T142">[]) {</text:span></text:p>
            <text:p text:style-name="Standard"><text:span text:style-name="T143"><text:s text:c="4"/></text:span><text:span text:style-name="T144">//<text:s/></text:span><text:span text:style-name="T145">Incluir</text:span><text:span text:style-name="T146"><text:s/></text:span><text:span text:style-name="T147">los</text:span><text:span text:style-name="T148"><text:s/></text:span><text:span text:style-name="T149">tratamiento</text:span><text:span text:style-name="T150"><text:s/></text:span><text:span text:style-name="T151">de</text:span><text:span text:style-name="T152"><text:s/></text:span><text:span text:style-name="T153">excepciones</text:span><text:span text:style-name="T154"><text:s/></text:span><text:span text:style-name="T155">adecuados</text:span><text:span text:style-name="T156">.</text:span></text:p>
            <text:p text:style-name="P157"><text:s text:c="4"/><text:tab/></text:p>
            <text:p text:style-name="Standard"><text:span text:style-name="T158"><text:s text:c="7"/></text:span><text:span text:style-name="T159">metodoQueFalla</text:span><text:span text:style-name="T160">(); <text:s text:c="2"/></text:span></text:p>
            <text:p text:style-name="P161"><text:s text:c="4"/>}</text:p>
            <text:p text:style-name="P162"><text:s text:c="4"/></text:p>
            <text:p text:style-name="Standard"><text:span text:style-name="T163"><text:s text:c="4"/></text:span><text:span text:style-name="T164">/**</text:span></text:p>
            <text:p text:style-name="Standard"><text:span text:style-name="T165"><text:s text:c="5"/>*<text:s/></text:span><text:span text:style-name="T166">Este</text:span><text:span text:style-name="T167"><text:s/></text:span><text:span text:style-name="T168">metodo</text:span><text:span text:style-name="T169"><text:s/></text:span><text:span text:style-name="T170">puede</text:span><text:span text:style-name="T171"><text:s/></text:span><text:span text:style-name="T172">generar</text:span><text:span text:style-name="T173"><text:s/></text:span><text:span text:style-name="T174">muchas</text:span><text:span text:style-name="T175"><text:s/></text:span><text:span text:style-name="T176">excepciones</text:span></text:p>
            <text:p text:style-name="P177"><text:s text:c="5"/>*/</text:p>
            <text:p text:style-name="Standard"><text:span text:style-name="T178"><text:s text:c="4"/></text:span><text:span text:style-name="T179">static</text:span><text:span text:style-name="T180"><text:s/></text:span><text:span text:style-name="T181">void</text:span><text:span text:style-name="T182"><text:s/>metodoQueFalla(){</text:span></text:p>
            <text:p text:style-name="P183"><text:s text:c="8"/></text:p>
            <text:p text:style-name="Standard"><text:span text:style-name="T184"><text:s text:c="7"/>Cosa<text:s/></text:span><text:span text:style-name="T185">tcosas</text:span><text:span text:style-name="T186"><text:s/>[] =<text:s/></text:span><text:span text:style-name="T187">new</text:span><text:span text:style-name="T188"><text:s/>Cosa [5];</text:span></text:p>
            <text:p text:style-name="Standard"><text:span text:style-name="T189"><text:s text:c="7"/>Scanner<text:s/></text:span><text:span text:style-name="T190">sc</text:span><text:span text:style-name="T191"><text:s/>=<text:s/></text:span><text:span text:style-name="T192">new</text:span><text:span text:style-name="T193"><text:s/>Scanner (System.</text:span><text:span text:style-name="T194">in</text:span><text:span text:style-name="T195">);</text:span></text:p>
            <text:p text:style-name="P196"><text:s text:c="8"/></text:p>
            <text:p text:style-name="Standard"><text:span text:style-name="T197"><text:s text:c="7"/>System.</text:span><text:span text:style-name="T198">out</text:span><text:span text:style-name="T199">.println(</text:span><text:span text:style-name="T200">"Introduce un valor:"</text:span><text:span text:style-name="T201">);</text:span></text:p>
            <text:p text:style-name="Standard"><text:span text:style-name="T202"><text:s text:c="7"/></text:span><text:span text:style-name="T203">int</text:span><text:span text:style-name="T204"><text:s/></text:span><text:span text:style-name="T205">num</text:span><text:span text:style-name="T206"><text:s/>=<text:s/></text:span><text:span text:style-name="T207">sc</text:span><text:span text:style-name="T208">.nextInt();</text:span></text:p>
            <text:p text:style-name="P209"><text:s text:c="7"/></text:p>
            <text:p text:style-name="Standard"><text:span text:style-name="T210"><text:s text:c="7"/></text:span><text:span text:style-name="T211">tcosas</text:span><text:span text:style-name="T212">[0] =<text:s/></text:span><text:span text:style-name="T213">new</text:span><text:span text:style-name="T214"><text:s/>Cosa(</text:span><text:span text:style-name="T215">num</text:span><text:span text:style-name="T216">++);</text:span></text:p>
            <text:p text:style-name="Standard"><text:span text:style-name="T217"><text:s text:c="7"/></text:span><text:span text:style-name="T218">tcosas</text:span><text:span text:style-name="T219">[2] =<text:s/></text:span><text:span text:style-name="T220">new</text:span><text:span text:style-name="T221"><text:s/>Cosa(</text:span><text:span text:style-name="T222">num</text:span><text:span text:style-name="T223">++);</text:span></text:p>
            <text:p text:style-name="Standard"><text:span text:style-name="T224"><text:s text:c="7"/></text:span><text:span text:style-name="T225">tcosas</text:span><text:span text:style-name="T226">[4] =<text:s/></text:span><text:span text:style-name="T227">new</text:span><text:span text:style-name="T228"><text:s/>Cosa(</text:span><text:span text:style-name="T229">num</text:span><text:span text:style-name="T230">++);</text:span></text:p>
            <text:p text:style-name="P231"><text:s text:c="7"/></text:p>
            <text:p text:style-name="Standard"><text:span text:style-name="T232"><text:s text:c="7"/>System.</text:span><text:span text:style-name="T233">out</text:span><text:span text:style-name="T234">.println(</text:span><text:span text:style-name="T235">"Introduce una posicion :"</text:span><text:span text:style-name="T236">);</text:span></text:p>
            <text:p text:style-name="Standard"><text:span text:style-name="T237"><text:s text:c="7"/></text:span><text:span text:style-name="T238">int</text:span><text:span text:style-name="T239"><text:s/></text:span><text:span text:style-name="T240">pos</text:span><text:span text:style-name="T241"><text:s/>=<text:s/></text:span><text:span text:style-name="T242">sc</text:span><text:span text:style-name="T243">.nextInt();</text:span></text:p>
            <text:p text:style-name="P244"><text:s text:c="7"/></text:p>
            <text:p text:style-name="Standard"><text:span text:style-name="T245"><text:s text:c="7"/>System.</text:span><text:span text:style-name="T246">out</text:span><text:span text:style-name="T247">.println(</text:span><text:span text:style-name="T248">"El valor en la posicion "</text:span><text:span text:style-name="T249">+<text:s/></text:span><text:span text:style-name="T250">pos</text:span><text:span text:style-name="T251"><text:s/>+</text:span></text:p>
            <text:p text:style-name="Standard"><text:span text:style-name="T252"><text:s text:c="26"/></text:span><text:span text:style-name="T253">" es "</text:span><text:span text:style-name="T254"><text:s/>+<text:s/></text:span><text:span text:style-name="T255">tcosas</text:span><text:span text:style-name="T256">[</text:span><text:span text:style-name="T257">pos</text:span><text:span text:style-name="T258">].getValor());</text:span></text:p>
            <text:p text:style-name="P259"><text:s text:c="7"/></text:p>
            <text:p text:style-name="P260"><text:s text:c="4"/>} <text:s text:c="2"/></text:p>
            <text:p text:style-name="P261">}</text:p>
            <text:p text:style-name="P262"/>
            <text:p text:style-name="Standard"><text:span text:style-name="T263">class</text:span><text:span text:style-name="T264"><text:s/>Cosa {</text:span></text:p>
            <text:p text:style-name="Standard"><text:span text:style-name="T265"><text:s text:c="4"/></text:span><text:span text:style-name="T266">private</text:span><text:span text:style-name="T267"><text:s/></text:span><text:span text:style-name="T268">int</text:span><text:span text:style-name="T269"><text:s/></text:span><text:span text:style-name="T270">valor</text:span><text:span text:style-name="T271">;</text:span></text:p>
            <text:p text:style-name="P272"><text:s text:c="4"/></text:p>
            <text:soft-page-break/>
            <text:p text:style-name="Standard"><text:span text:style-name="T273"><text:s text:c="4"/>Cosa (</text:span><text:span text:style-name="T274">int</text:span><text:span text:style-name="T275"><text:s/></text:span><text:span text:style-name="T276">valor</text:span><text:span text:style-name="T277">) {</text:span></text:p>
            <text:p text:style-name="Standard"><text:span text:style-name="T278"><text:s text:c="4"/></text:span><text:span text:style-name="T279"><text:tab/></text:span><text:span text:style-name="T280">if</text:span><text:span text:style-name="T281"><text:s/>(</text:span><text:span text:style-name="T282">valor</text:span><text:span text:style-name="T283"><text:s/>== 0)<text:s/></text:span><text:span text:style-name="T284">throw</text:span><text:span text:style-name="T285"><text:s/></text:span><text:span text:style-name="T286">new</text:span><text:span text:style-name="T287"><text:s/>ExceptionCero();</text:span></text:p>
            <text:p text:style-name="Standard"><text:span text:style-name="T288"><text:s text:c="8"/></text:span><text:span text:style-name="T289">this</text:span><text:span text:style-name="T290">.</text:span><text:span text:style-name="T291">valor</text:span><text:span text:style-name="T292"><text:s/>=<text:s/></text:span><text:span text:style-name="T293">valor</text:span><text:span text:style-name="T294">;</text:span></text:p>
            <text:p text:style-name="P295"><text:s text:c="4"/>}</text:p>
            <text:p text:style-name="P296"><text:s text:c="4"/></text:p>
            <text:p text:style-name="Standard"><text:span text:style-name="T297"><text:s text:c="4"/></text:span><text:span text:style-name="T298">int</text:span><text:span text:style-name="T299"><text:s/>getValor (){</text:span></text:p>
            <text:p text:style-name="Standard"><text:span text:style-name="T300"><text:s text:c="8"/></text:span><text:span text:style-name="T301">return</text:span><text:span text:style-name="T302"><text:s/></text:span><text:span text:style-name="T303">valor</text:span><text:span text:style-name="T304">;</text:span></text:p>
            <text:p text:style-name="P305"><text:s text:c="4"/>}</text:p>
            <text:p text:style-name="P306"><text:s text:c="4"/></text:p>
            <text:p text:style-name="P307">}</text:p>
            <text:p text:style-name="P308"/>
            <text:p text:style-name="Standard"><text:span text:style-name="T309">class</text:span><text:span text:style-name="T310"><text:s/></text:span><text:span text:style-name="T311">ExceptionCero</text:span><text:span text:style-name="T312"><text:s/></text:span><text:span text:style-name="T313">extends</text:span><text:span text:style-name="T314"><text:s/>RuntimeException {</text:span></text:p>
            <text:p text:style-name="P315"><text:tab/></text:p>
            <text:p text:style-name="P316"><text:tab/>ExceptionCero(){</text:p>
            <text:p text:style-name="Standard"><text:span text:style-name="T317"><text:tab/></text:span><text:span text:style-name="T318"><text:tab/></text:span><text:span text:style-name="T319">super</text:span><text:span text:style-name="T320">(</text:span><text:span text:style-name="T321">"No me gusta el valor 0"</text:span><text:span text:style-name="T322">);</text:span></text:p>
            <text:p text:style-name="P323"><text:tab/>}</text:p>
            <text:p text:style-name="P324">}</text:p>
            <text:p text:style-name="P325"/>
          </table:table-cell>
        </table:table-row>
      </table:table>
      <text:p text:style-name="P326"/>
      <text:p text:style-name="P327"/>
      <text:p text:style-name="P328"/>
      <text:p text:style-name="P329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Daniel Crespo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 Crespo</meta:initial-creator>
    <dc:creator>24DAW108</dc:creator>
    <meta:creation-date>2025-03-10T07:57:00Z</meta:creation-date>
    <dc:date>2025-03-10T07:57:00Z</dc:date>
    <meta:template xlink:href="Normal" xlink:type="simple"/>
    <meta:editing-cycles>2</meta:editing-cycles>
    <meta:editing-duration>PT60S</meta:editing-duration>
    <meta:document-statistic meta:page-count="4" meta:paragraph-count="10" meta:word-count="777" meta:character-count="5042" meta:row-count="35" meta:non-whitespace-character-count="4275"/>
  </office:meta>
</office:document-meta>
</file>